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table="urn:oasis:names:tc:opendocument:xmlns:table:1.0" xmlns:text="urn:oasis:names:tc:opendocument:xmlns:text:1.0" xmlns:style="urn:oasis:names:tc:opendocument:xmlns:style:1.0" xmlns:number="urn:oasis:names:tc:opendocument:xmlns:datastyle:1.0" xmlns:fo="urn:oasis:names:tc:opendocument:xmlns:xsl-fo-compatible:1.0" xmlns:office="urn:oasis:names:tc:opendocument:xmlns:office:1.0" office:version="1.2">
  <office:body>
    <office:spreadsheet>
      <table:table table:name="Évènements">
        <table:table-column/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Thu Feb 12 2026 00:00:00 GMT+0000 (Coordinated Universal Time)</text:p>
          </table:table-cell>
        </table:table-row>
        <table:table-row>
          <table:table-cell office:value-type="string">
            <text:p>Wed Feb 11 2026 00:00:00 GMT+0000 (Coordinated Universal Time)</text:p>
          </table:table-cell>
        </table:table-row>
        <table:table-row>
          <table:table-cell office:value-type="string">
            <text:p>Wed Feb 11 2026 00:00:00 GMT+0000 (Coordinated Universal Time)</text:p>
          </table:table-cell>
        </table:table-row>
        <table:table-row>
          <table:table-cell office:value-type="string">
            <text:p>Wed Feb 11 2026 00:00:00 GMT+0000 (Coordinated Universal Time)</text:p>
          </table:table-cell>
        </table:table-row>
        <table:table-row>
          <table:table-cell office:value-type="string">
            <text:p>Tue Feb 10 2026 00:00:00 GMT+0000 (Coordinated Universal Time)</text:p>
          </table:table-cell>
        </table:table-row>
        <table:table-row>
          <table:table-cell office:value-type="string">
            <text:p>Tue Feb 10 2026 00:00:00 GMT+0000 (Coordinated Universal Time)</text:p>
          </table:table-cell>
        </table:table-row>
        <table:table-row>
          <table:table-cell office:value-type="string">
            <text:p>Tue Feb 10 2026 00:00:00 GMT+0000 (Coordinated Universal Time)</text:p>
          </table:table-cell>
        </table:table-row>
        <table:table-row>
          <table:table-cell office:value-type="string">
            <text:p>Tue Feb 10 2026 00:00:00 GMT+0000 (Coordinated Universal Time)</text:p>
          </table:table-cell>
        </table:table-row>
        <table:table-row>
          <table:table-cell office:value-type="string">
            <text:p>Tue Feb 10 2026 00:00:00 GMT+0000 (Coordinated Universal Time)</text:p>
          </table:table-cell>
        </table:table-row>
        <table:table-row>
          <table:table-cell office:value-type="string">
            <text:p>Thu Feb 05 2026 00:00:00 GMT+0000 (Coordinated Universal Time)</text:p>
          </table:table-cell>
        </table:table-row>
        <table:table-row>
          <table:table-cell office:value-type="string">
            <text:p>Thu Feb 05 2026 00:00:00 GMT+0000 (Coordinated Universal Time)</text:p>
          </table:table-cell>
        </table:table-row>
        <table:table-row>
          <table:table-cell office:value-type="string">
            <text:p>Thu Feb 05 2026 00:00:00 GMT+0000 (Coordinated Universal Time)</text:p>
          </table:table-cell>
        </table:table-row>
        <table:table-row>
          <table:table-cell office:value-type="string">
            <text:p>Thu Feb 05 2026 00:00:00 GMT+0000 (Coordinated Universal Time)</text:p>
          </table:table-cell>
        </table:table-row>
        <table:table-row>
          <table:table-cell office:value-type="string">
            <text:p>Thu Feb 05 2026 00:00:00 GMT+0000 (Coordinated Universal Time)</text:p>
          </table:table-cell>
        </table:table-row>
        <table:table-row>
          <table:table-cell office:value-type="string">
            <text:p>Thu Feb 05 2026 00:00:00 GMT+0000 (Coordinated Universal Time)</text:p>
          </table:table-cell>
        </table:table-row>
        <table:table-row>
          <table:table-cell office:value-type="string">
            <text:p>Thu Feb 05 2026 00:00:00 GMT+0000 (Coordinated Universal Time)</text:p>
          </table:table-cell>
        </table:table-row>
        <table:table-row>
          <table:table-cell office:value-type="string">
            <text:p>Thu Feb 05 2026 00:00:00 GMT+0000 (Coordinated Universal Time)</text:p>
          </table:table-cell>
        </table:table-row>
        <table:table-row>
          <table:table-cell office:value-type="string">
            <text:p>Thu Feb 05 2026 00:00:00 GMT+0000 (Coordinated Universal Time)</text:p>
          </table:table-cell>
        </table:table-row>
        <table:table-row>
          <table:table-cell office:value-type="string">
            <text:p>Thu Feb 05 2026 00:00:00 GMT+0000 (Coordinated Universal Time)</text:p>
          </table:table-cell>
        </table:table-row>
        <table:table-row>
          <table:table-cell office:value-type="string">
            <text:p>Thu Feb 05 2026 00:00:00 GMT+0000 (Coordinated Universal Time)</text:p>
          </table:table-cell>
        </table:table-row>
        <table:table-row>
          <table:table-cell office:value-type="string">
            <text:p>Thu Feb 05 2026 00:00:00 GMT+0000 (Coordinated Universal Time)</text:p>
          </table:table-cell>
        </table:table-row>
        <table:table-row>
          <table:table-cell office:value-type="string">
            <text:p>Thu Feb 05 2026 00:00:00 GMT+0000 (Coordinated Universal Time)</text:p>
          </table:table-cell>
        </table:table-row>
        <table:table-row>
          <table:table-cell office:value-type="string">
            <text:p>Thu Feb 05 2026 00:00:00 GMT+0000 (Coordinated Universal Time)</text:p>
          </table:table-cell>
        </table:table-row>
        <table:table-row>
          <table:table-cell office:value-type="string">
            <text:p>Thu Feb 05 2026 00:00:00 GMT+0000 (Coordinated Universal Time)</text:p>
          </table:table-cell>
        </table:table-row>
        <table:table-row>
          <table:table-cell office:value-type="string">
            <text:p>Thu Feb 05 2026 00:00:00 GMT+0000 (Coordinated Universal Time)</text:p>
          </table:table-cell>
        </table:table-row>
        <table:table-row>
          <table:table-cell office:value-type="string">
            <text:p>Thu Feb 05 2026 00:00:00 GMT+0000 (Coordinated Universal Time)</text:p>
          </table:table-cell>
        </table:table-row>
        <table:table-row>
          <table:table-cell office:value-type="string">
            <text:p>Thu Feb 05 2026 00:00:00 GMT+0000 (Coordinated Universal Time)</text:p>
          </table:table-cell>
        </table:table-row>
        <table:table-row>
          <table:table-cell office:value-type="string">
            <text:p>Thu Feb 05 2026 00:00:00 GMT+0000 (Coordinated Universal Time)</text:p>
          </table:table-cell>
        </table:table-row>
        <table:table-row>
          <table:table-cell office:value-type="string">
            <text:p>Thu Feb 05 2026 00:00:00 GMT+0000 (Coordinated Universal Time)</text:p>
          </table:table-cell>
        </table:table-row>
        <table:table-row>
          <table:table-cell office:value-type="string">
            <text:p>Thu Feb 05 2026 00:00:00 GMT+0000 (Coordinated Universal Time)</text:p>
          </table:table-cell>
        </table:table-row>
        <table:table-row>
          <table:table-cell office:value-type="string">
            <text:p>Thu Feb 05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Wed Feb 04 2026 00:00:00 GMT+0000 (Coordinated Universal Time)</text:p>
          </table:table-cell>
        </table:table-row>
        <table:table-row>
          <table:table-cell office:value-type="string">
            <text:p>Tue Feb 03 2026 00:00:00 GMT+0000 (Coordinated Universal Time)</text:p>
          </table:table-cell>
        </table:table-row>
        <table:table-row>
          <table:table-cell office:value-type="string">
            <text:p>Mon Feb 02 2026 00:00:00 GMT+0000 (Coordinated Universal Time)</text:p>
          </table:table-cell>
        </table:table-row>
        <table:table-row>
          <table:table-cell office:value-type="string">
            <text:p>Mon Feb 02 2026 00:00:00 GMT+0000 (Coordinated Universal Time)</text:p>
          </table:table-cell>
        </table:table-row>
        <table:table-row>
          <table:table-cell office:value-type="string">
            <text:p>Mon Feb 02 2026 00:00:00 GMT+0000 (Coordinated Universal Time)</text:p>
          </table:table-cell>
        </table:table-row>
        <table:table-row>
          <table:table-cell office:value-type="string">
            <text:p>Mon Feb 02 2026 00:00:00 GMT+0000 (Coordinated Universal Time)</text:p>
          </table:table-cell>
        </table:table-row>
        <table:table-row>
          <table:table-cell office:value-type="string">
            <text:p>Mon Feb 02 2026 00:00:00 GMT+0000 (Coordinated Universal Time)</text:p>
          </table:table-cell>
        </table:table-row>
        <table:table-row>
          <table:table-cell office:value-type="string">
            <text:p>Mon Feb 02 2026 00:00:00 GMT+0000 (Coordinated Universal Time)</text:p>
          </table:table-cell>
        </table:table-row>
        <table:table-row>
          <table:table-cell office:value-type="string">
            <text:p>Mon Feb 02 2026 00:00:00 GMT+0000 (Coordinated Universal Time)</text:p>
          </table:table-cell>
        </table:table-row>
        <table:table-row>
          <table:table-cell office:value-type="string">
            <text:p>Mon Feb 02 2026 00:00:00 GMT+0000 (Coordinated Universal Time)</text:p>
          </table:table-cell>
        </table:table-row>
        <table:table-row>
          <table:table-cell office:value-type="string">
            <text:p>Mon Feb 02 2026 00:00:00 GMT+0000 (Coordinated Universal Time)</text:p>
          </table:table-cell>
        </table:table-row>
        <table:table-row>
          <table:table-cell office:value-type="string">
            <text:p>Fri Jan 30 2026 00:00:00 GMT+0000 (Coordinated Universal Time)</text:p>
          </table:table-cell>
        </table:table-row>
        <table:table-row>
          <table:table-cell office:value-type="string">
            <text:p>Fri Jan 30 2026 00:00:00 GMT+0000 (Coordinated Universal Time)</text:p>
          </table:table-cell>
        </table:table-row>
        <table:table-row>
          <table:table-cell office:value-type="string">
            <text:p>Fri Jan 30 2026 00:00:00 GMT+0000 (Coordinated Universal Time)</text:p>
          </table:table-cell>
        </table:table-row>
        <table:table-row>
          <table:table-cell office:value-type="string">
            <text:p>Fri Jan 30 2026 00:00:00 GMT+0000 (Coordinated Universal Time)</text:p>
          </table:table-cell>
        </table:table-row>
        <table:table-row>
          <table:table-cell office:value-type="string">
            <text:p>Fri Jan 30 2026 00:00:00 GMT+0000 (Coordinated Universal Time)</text:p>
          </table:table-cell>
        </table:table-row>
        <table:table-row>
          <table:table-cell office:value-type="string">
            <text:p>Fri Jan 30 2026 00:00:00 GMT+0000 (Coordinated Universal Time)</text:p>
          </table:table-cell>
        </table:table-row>
        <table:table-row>
          <table:table-cell office:value-type="string">
            <text:p>Fri Jan 30 2026 00:00:00 GMT+0000 (Coordinated Universal Time)</text:p>
          </table:table-cell>
        </table:table-row>
        <table:table-row>
          <table:table-cell office:value-type="string">
            <text:p>Thu Jan 29 2026 00:00:00 GMT+0000 (Coordinated Universal Time)</text:p>
          </table:table-cell>
        </table:table-row>
        <table:table-row>
          <table:table-cell office:value-type="string">
            <text:p>Thu Jan 29 2026 00:00:00 GMT+0000 (Coordinated Universal Time)</text:p>
          </table:table-cell>
        </table:table-row>
        <table:table-row>
          <table:table-cell office:value-type="string">
            <text:p>Thu Jan 29 2026 00:00:00 GMT+0000 (Coordinated Universal Time)</text:p>
          </table:table-cell>
        </table:table-row>
        <table:table-row>
          <table:table-cell office:value-type="string">
            <text:p>Thu Jan 29 2026 00:00:00 GMT+0000 (Coordinated Universal Time)</text:p>
          </table:table-cell>
        </table:table-row>
        <table:table-row>
          <table:table-cell office:value-type="string">
            <text:p>Wed Jan 28 2026 00:00:00 GMT+0000 (Coordinated Universal Time)</text:p>
          </table:table-cell>
        </table:table-row>
        <table:table-row>
          <table:table-cell office:value-type="string">
            <text:p>Wed Jan 28 2026 00:00:00 GMT+0000 (Coordinated Universal Time)</text:p>
          </table:table-cell>
        </table:table-row>
        <table:table-row>
          <table:table-cell office:value-type="string">
            <text:p>Wed Jan 28 2026 00:00:00 GMT+0000 (Coordinated Universal Time)</text:p>
          </table:table-cell>
        </table:table-row>
        <table:table-row>
          <table:table-cell office:value-type="string">
            <text:p>Wed Jan 28 2026 00:00:00 GMT+0000 (Coordinated Universal Time)</text:p>
          </table:table-cell>
        </table:table-row>
        <table:table-row>
          <table:table-cell office:value-type="string">
            <text:p>Wed Jan 28 2026 00:00:00 GMT+0000 (Coordinated Universal Time)</text:p>
          </table:table-cell>
        </table:table-row>
        <table:table-row>
          <table:table-cell office:value-type="string">
            <text:p>Wed Jan 28 2026 00:00:00 GMT+0000 (Coordinated Universal Time)</text:p>
          </table:table-cell>
        </table:table-row>
        <table:table-row>
          <table:table-cell office:value-type="string">
            <text:p>Wed Jan 28 2026 00:00:00 GMT+0000 (Coordinated Universal Time)</text:p>
          </table:table-cell>
        </table:table-row>
        <table:table-row>
          <table:table-cell office:value-type="string">
            <text:p>Wed Jan 28 2026 00:00:00 GMT+0000 (Coordinated Universal Time)</text:p>
          </table:table-cell>
        </table:table-row>
        <table:table-row>
          <table:table-cell office:value-type="string">
            <text:p>Wed Jan 28 2026 00:00:00 GMT+0000 (Coordinated Universal Time)</text:p>
          </table:table-cell>
        </table:table-row>
        <table:table-row>
          <table:table-cell office:value-type="string">
            <text:p>Wed Jan 28 2026 00:00:00 GMT+0000 (Coordinated Universal Time)</text:p>
          </table:table-cell>
        </table:table-row>
        <table:table-row>
          <table:table-cell office:value-type="string">
            <text:p>Wed Jan 28 2026 00:00:00 GMT+0000 (Coordinated Universal Time)</text:p>
          </table:table-cell>
        </table:table-row>
        <table:table-row>
          <table:table-cell office:value-type="string">
            <text:p>Wed Jan 28 2026 00:00:00 GMT+0000 (Coordinated Universal Time)</text:p>
          </table:table-cell>
        </table:table-row>
        <table:table-row>
          <table:table-cell office:value-type="string">
            <text:p>Wed Jan 28 2026 00:00:00 GMT+0000 (Coordinated Universal Time)</text:p>
          </table:table-cell>
        </table:table-row>
        <table:table-row>
          <table:table-cell office:value-type="string">
            <text:p>Wed Jan 28 2026 00:00:00 GMT+0000 (Coordinated Universal Time)</text:p>
          </table:table-cell>
        </table:table-row>
        <table:table-row>
          <table:table-cell office:value-type="string">
            <text:p>Wed Jan 28 2026 00:00:00 GMT+0000 (Coordinated Universal Time)</text:p>
          </table:table-cell>
        </table:table-row>
        <table:table-row>
          <table:table-cell office:value-type="string">
            <text:p>Wed Jan 28 2026 00:00:00 GMT+0000 (Coordinated Universal Time)</text:p>
          </table:table-cell>
        </table:table-row>
        <table:table-row>
          <table:table-cell office:value-type="string">
            <text:p>Tue Jan 27 2026 00:00:00 GMT+0000 (Coordinated Universal Time)</text:p>
          </table:table-cell>
        </table:table-row>
        <table:table-row>
          <table:table-cell office:value-type="string">
            <text:p>Tue Jan 27 2026 00:00:00 GMT+0000 (Coordinated Universal Time)</text:p>
          </table:table-cell>
        </table:table-row>
        <table:table-row>
          <table:table-cell office:value-type="string">
            <text:p>Tue Jan 27 2026 00:00:00 GMT+0000 (Coordinated Universal Time)</text:p>
          </table:table-cell>
        </table:table-row>
        <table:table-row>
          <table:table-cell office:value-type="string">
            <text:p>Tue Jan 27 2026 00:00:00 GMT+0000 (Coordinated Universal Time)</text:p>
          </table:table-cell>
        </table:table-row>
        <table:table-row>
          <table:table-cell office:value-type="string">
            <text:p>Tue Jan 27 2026 00:00:00 GMT+0000 (Coordinated Universal Time)</text:p>
          </table:table-cell>
        </table:table-row>
        <table:table-row>
          <table:table-cell office:value-type="string">
            <text:p>Fri Jan 23 2026 00:00:00 GMT+0000 (Coordinated Universal Time)</text:p>
          </table:table-cell>
        </table:table-row>
        <table:table-row>
          <table:table-cell office:value-type="string">
            <text:p>Fri Jan 23 2026 00:00:00 GMT+0000 (Coordinated Universal Time)</text:p>
          </table:table-cell>
        </table:table-row>
        <table:table-row>
          <table:table-cell office:value-type="string">
            <text:p>Fri Jan 23 2026 00:00:00 GMT+0000 (Coordinated Universal Time)</text:p>
          </table:table-cell>
        </table:table-row>
        <table:table-row>
          <table:table-cell office:value-type="string">
            <text:p>Fri Jan 23 2026 00:00:00 GMT+0000 (Coordinated Universal Time)</text:p>
          </table:table-cell>
        </table:table-row>
        <table:table-row>
          <table:table-cell office:value-type="string">
            <text:p>Thu Jan 22 2026 00:00:00 GMT+0000 (Coordinated Universal Time)</text:p>
          </table:table-cell>
        </table:table-row>
        <table:table-row>
          <table:table-cell office:value-type="string">
            <text:p>Thu Jan 22 2026 00:00:00 GMT+0000 (Coordinated Universal Time)</text:p>
          </table:table-cell>
        </table:table-row>
        <table:table-row>
          <table:table-cell office:value-type="string">
            <text:p>Thu Jan 22 2026 00:00:00 GMT+0000 (Coordinated Universal Time)</text:p>
          </table:table-cell>
        </table:table-row>
        <table:table-row>
          <table:table-cell office:value-type="string">
            <text:p>Thu Jan 22 2026 00:00:00 GMT+0000 (Coordinated Universal Time)</text:p>
          </table:table-cell>
        </table:table-row>
        <table:table-row>
          <table:table-cell office:value-type="string">
            <text:p>Thu Jan 22 2026 00:00:00 GMT+0000 (Coordinated Universal Time)</text:p>
          </table:table-cell>
        </table:table-row>
        <table:table-row>
          <table:table-cell office:value-type="string">
            <text:p>Thu Jan 22 2026 00:00:00 GMT+0000 (Coordinated Universal Time)</text:p>
          </table:table-cell>
        </table:table-row>
        <table:table-row>
          <table:table-cell office:value-type="string">
            <text:p>Thu Jan 22 2026 00:00:00 GMT+0000 (Coordinated Universal Time)</text:p>
          </table:table-cell>
        </table:table-row>
        <table:table-row>
          <table:table-cell office:value-type="string">
            <text:p>Thu Jan 22 2026 00:00:00 GMT+0000 (Coordinated Universal Time)</text:p>
          </table:table-cell>
        </table:table-row>
        <table:table-row>
          <table:table-cell office:value-type="string">
            <text:p>Thu Jan 22 2026 00:00:00 GMT+0000 (Coordinated Universal Time)</text:p>
          </table:table-cell>
        </table:table-row>
        <table:table-row>
          <table:table-cell office:value-type="string">
            <text:p>Thu Jan 22 2026 00:00:00 GMT+0000 (Coordinated Universal Time)</text:p>
          </table:table-cell>
        </table:table-row>
        <table:table-row>
          <table:table-cell office:value-type="string">
            <text:p>Wed Jan 21 2026 00:00:00 GMT+0000 (Coordinated Universal Time)</text:p>
          </table:table-cell>
        </table:table-row>
        <table:table-row>
          <table:table-cell office:value-type="string">
            <text:p>Wed Jan 21 2026 00:00:00 GMT+0000 (Coordinated Universal Time)</text:p>
          </table:table-cell>
        </table:table-row>
        <table:table-row>
          <table:table-cell office:value-type="string">
            <text:p>Wed Jan 21 2026 00:00:00 GMT+0000 (Coordinated Universal Time)</text:p>
          </table:table-cell>
        </table:table-row>
        <table:table-row>
          <table:table-cell office:value-type="string">
            <text:p>Wed Jan 21 2026 00:00:00 GMT+0000 (Coordinated Universal Time)</text:p>
          </table:table-cell>
        </table:table-row>
        <table:table-row>
          <table:table-cell office:value-type="string">
            <text:p>Wed Jan 21 2026 00:00:00 GMT+0000 (Coordinated Universal Time)</text:p>
          </table:table-cell>
        </table:table-row>
        <table:table-row>
          <table:table-cell office:value-type="string">
            <text:p>Wed Jan 21 2026 00:00:00 GMT+0000 (Coordinated Universal Time)</text:p>
          </table:table-cell>
        </table:table-row>
        <table:table-row>
          <table:table-cell office:value-type="string">
            <text:p>Wed Jan 21 2026 00:00:00 GMT+0000 (Coordinated Universal Time)</text:p>
          </table:table-cell>
        </table:table-row>
        <table:table-row>
          <table:table-cell office:value-type="string">
            <text:p>Wed Jan 21 2026 00:00:00 GMT+0000 (Coordinated Universal Time)</text:p>
          </table:table-cell>
        </table:table-row>
        <table:table-row>
          <table:table-cell office:value-type="string">
            <text:p>Wed Jan 21 2026 00:00:00 GMT+0000 (Coordinated Universal Time)</text:p>
          </table:table-cell>
        </table:table-row>
        <table:table-row>
          <table:table-cell office:value-type="string">
            <text:p>Wed Jan 21 2026 00:00:00 GMT+0000 (Coordinated Universal Time)</text:p>
          </table:table-cell>
        </table:table-row>
        <table:table-row>
          <table:table-cell office:value-type="string">
            <text:p>Wed Jan 21 2026 00:00:00 GMT+0000 (Coordinated Universal Time)</text:p>
          </table:table-cell>
        </table:table-row>
        <table:table-row>
          <table:table-cell office:value-type="string">
            <text:p>Wed Jan 21 2026 00:00:00 GMT+0000 (Coordinated Universal Time)</text:p>
          </table:table-cell>
        </table:table-row>
        <table:table-row>
          <table:table-cell office:value-type="string">
            <text:p>Wed Jan 21 2026 00:00:00 GMT+0000 (Coordinated Universal Time)</text:p>
          </table:table-cell>
        </table:table-row>
        <table:table-row>
          <table:table-cell office:value-type="string">
            <text:p>Tue Jan 20 2026 00:00:00 GMT+0000 (Coordinated Universal Time)</text:p>
          </table:table-cell>
        </table:table-row>
        <table:table-row>
          <table:table-cell office:value-type="string">
            <text:p>Tue Jan 20 2026 00:00:00 GMT+0000 (Coordinated Universal Time)</text:p>
          </table:table-cell>
        </table:table-row>
        <table:table-row>
          <table:table-cell office:value-type="string">
            <text:p>Tue Jan 20 2026 00:00:00 GMT+0000 (Coordinated Universal Time)</text:p>
          </table:table-cell>
        </table:table-row>
        <table:table-row>
          <table:table-cell office:value-type="string">
            <text:p>Tue Jan 20 2026 00:00:00 GMT+0000 (Coordinated Universal Time)</text:p>
          </table:table-cell>
        </table:table-row>
        <table:table-row>
          <table:table-cell office:value-type="string">
            <text:p>Tue Jan 20 2026 00:00:00 GMT+0000 (Coordinated Universal Time)</text:p>
          </table:table-cell>
        </table:table-row>
        <table:table-row>
          <table:table-cell office:value-type="string">
            <text:p>Tue Jan 20 2026 00:00:00 GMT+0000 (Coordinated Universal Time)</text:p>
          </table:table-cell>
        </table:table-row>
        <table:table-row>
          <table:table-cell office:value-type="string">
            <text:p>Tue Jan 20 2026 00:00:00 GMT+0000 (Coordinated Universal Time)</text:p>
          </table:table-cell>
        </table:table-row>
        <table:table-row>
          <table:table-cell office:value-type="string">
            <text:p>Tue Jan 20 2026 00:00:00 GMT+0000 (Coordinated Universal Time)</text:p>
          </table:table-cell>
        </table:table-row>
        <table:table-row>
          <table:table-cell office:value-type="string">
            <text:p>Tue Jan 20 2026 00:00:00 GMT+0000 (Coordinated Universal Time)</text:p>
          </table:table-cell>
        </table:table-row>
        <table:table-row>
          <table:table-cell office:value-type="string">
            <text:p>Tue Jan 20 2026 00:00:00 GMT+0000 (Coordinated Universal Time)</text:p>
          </table:table-cell>
        </table:table-row>
        <table:table-row>
          <table:table-cell office:value-type="string">
            <text:p>Tue Jan 20 2026 00:00:00 GMT+0000 (Coordinated Universal Time)</text:p>
          </table:table-cell>
        </table:table-row>
        <table:table-row>
          <table:table-cell office:value-type="string">
            <text:p>Thu Jan 15 2026 00:00:00 GMT+0000 (Coordinated Universal Time)</text:p>
          </table:table-cell>
        </table:table-row>
        <table:table-row>
          <table:table-cell office:value-type="string">
            <text:p>Thu Jan 15 2026 00:00:00 GMT+0000 (Coordinated Universal Time)</text:p>
          </table:table-cell>
        </table:table-row>
        <table:table-row>
          <table:table-cell office:value-type="string">
            <text:p>Fri Jan 09 2026 00:00:00 GMT+0000 (Coordinated Universal Time)</text:p>
          </table:table-cell>
        </table:table-row>
      </table:table>
      <table:table table:name="L'autre feuille">
        <table:table-column/>
        <table:table-row>
          <table:table-cell office:value-type="string">
            <text:p>Thu Feb 12 2026 00:00:00 GMT+0000 (Coordinated Universal Time)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/>
  <office:automatic-styles/>
  <office:master-styles/>
</office:document-styles>
</file>